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5.6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Framework</text:p>
          </table:table-cell>
          <table:table-cell office:value-type="string">
            <text:p>Host</text:p>
          </table:table-cell>
          <table:table-cell office:value-type="string">
            <text:p>Typ</text:p>
          </table:table-cell>
          <table:table-cell office:value-type="string">
            <text:p>Datenbank</text:p>
          </table:table-cell>
          <table:table-cell office:value-type="string">
            <text:p>weitere Frameworks</text:p>
          </table:table-cell>
          <table:table-cell office:value-type="string">
            <text:p>Koste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eteor</text:p>
          </table:table-cell>
          <table:table-cell office:value-type="string">
            <text:p>Galaxy (AWS)</text:p>
          </table:table-cell>
          <table:table-cell office:value-type="string">
            <text:p>platform</text:p>
          </table:table-cell>
          <table:table-cell office:value-type="string">
            <text:p>mLab</text:p>
          </table:table-cell>
          <table:table-cell/>
          <table:table-cell office:value-type="string">
            <text:p>26$?</text:p>
          </table:table-cell>
          <table:table-cell/>
        </table:table-row>
        <table:table-row table:style-name="ro1">
          <table:table-cell/>
          <table:table-cell office:value-type="string">
            <text:p>Heroku</text:p>
          </table:table-cell>
          <table:table-cell office:value-type="string">
            <text:p>platform</text:p>
          </table:table-cell>
          <table:table-cell office:value-type="string">
            <text:p>??</text:p>
          </table:table-cell>
          <table:table-cell office:value-type="string">
            <text:p>Node, Python, php, ruby, java, ...</text:p>
          </table:table-cell>
          <table:table-cell office:value-type="string">
            <text:p>0$ - 7$</text:p>
          </table:table-cell>
          <table:table-cell office:value-type="string">
            <text:p>ist selber auch auf aws gehostet</text:p>
          </table:table-cell>
        </table:table-row>
        <table:table-row table:style-name="ro1">
          <table:table-cell/>
          <table:table-cell office:value-type="string">
            <text:p>AWS (Amazon)</text:p>
          </table:table-cell>
          <table:table-cell office:value-type="string">
            <text:p>Infrastructure</text:p>
          </table:table-cell>
          <table:table-cell office:value-type="string">
            <text:p>eigene?</text:p>
          </table:table-cell>
          <table:table-cell office:value-type="string">
            <text:p>alles?</text:p>
          </table:table-cell>
          <table:table-cell office:value-type="string">
            <text:p>Free +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AppEngine(Google)</text:p>
          </table:table-cell>
          <table:table-cell office:value-type="string">
            <text:p>platform</text:p>
          </table:table-cell>
          <table:table-cell table:number-columns-repeated="2"/>
          <table:table-cell office:value-type="string">
            <text:p>wohl teuer?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root Anbieter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13.11.2016</text:date>, <text:time>16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42S</meta:editing-duration>
    <meta:editing-cycles>9</meta:editing-cycles>
    <meta:generator>OpenOffice/4.1.3$Win32 OpenOffice.org_project/413m1$Build-9783</meta:generator>
    <dc:date>2016-11-13T16:57:07.29</dc:date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